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499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071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padding="0.071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>
      <style:table-cell-properties fo:wrap-option="no-wrap" fo:border="0.06pt solid #000000" fo:padding="0.071cm"/>
      <style:text-properties fo:font-size="9pt" style:font-size-asian="9pt" style:font-size-complex="9pt"/>
    </style:style>
    <style:style style:name="ce9" style:family="table-cell" style:parent-style-name="Default">
      <style:table-cell-properties fo:wrap-option="no-wrap" fo:padding="0.071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no-wrap" fo:border="0.06pt solid #000000" fo:padding="0.071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071cm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" style:family="table-cell" style:parent-style-name="Default" style:data-style-name="N111">
      <style:table-cell-properties fo:border="0.06pt solid #000000" fo:padding="0.071cm"/>
      <style:text-properties fo:font-size="9pt" style:font-size-asian="9pt" style:font-size-complex="9pt"/>
    </style:style>
    <style:style style:name="ce17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111">
      <style:table-cell-properties fo:border="none" fo:padding="0.071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 style:data-style-name="N111">
      <style:table-cell-properties style:text-align-source="fix" style:repeat-content="false" fo:padding="0.071cm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11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none" fo:padding="0.071c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 style:data-style-name="N111">
      <style:table-cell-properties fo:padding="0.071cm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 style:data-style-name="N111">
      <style:table-cell-properties fo:background-color="#cccccc" fo:border="0.06pt solid #000000" fo:padding="0.071cm"/>
      <style:text-properties fo:font-size="9pt" style:font-size-asian="9pt" style:font-size-complex="9pt"/>
    </style:style>
    <style:style style:name="ce30" style:family="table-cell" style:parent-style-name="Default" style:data-style-name="N111">
      <style:table-cell-properties fo:border="0.06pt solid #000000" fo:padding="0.071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11">
      <style:table-cell-properties fo:border="none" fo:padding="0.071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5" table:default-cell-style-name="ce21"/>
        <table:table-column table:style-name="co6" table:default-cell-style-name="ce27"/>
        <table:table-column table:style-name="co8" table:default-cell-style-name="ce22"/>
        <table:table-column table:style-name="co8" table:default-cell-style-name="ce27"/>
        <table:table-column table:style-name="co8" table:default-cell-style-name="ce22"/>
        <table:table-column table:style-name="co8" table:default-cell-style-name="ce27"/>
        <table:table-column table:style-name="co8" table:default-cell-style-name="ce21"/>
        <table:table-column table:style-name="co8" table:default-cell-style-name="ce33"/>
        <table:table-column table:style-name="co8" table:default-cell-style-name="ce21"/>
        <table:table-column table:style-name="co7" table:number-columns-repeated="1010" table:default-cell-style-name="ce33"/>
        <table:table-column table:style-name="co7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Stückliste P8000 WDC Emulator v1.2</text:p>
          </table:table-cell>
          <table:covered-table-cell table:style-name="ce7"/>
          <table:covered-table-cell table:style-name="ce2"/>
          <table:table-cell table:style-name="ce15"/>
          <table:table-cell table:style-name="ce23" office:value-type="string" table:number-columns-spanned="2" table:number-rows-spanned="1">
            <text:p>Basis</text:p>
          </table:table-cell>
          <table:covered-table-cell table:style-name="ce15"/>
          <table:table-cell table:style-name="ce23" office:value-type="string" table:number-columns-spanned="2" table:number-rows-spanned="1">
            <text:p>+ seriell</text:p>
          </table:table-cell>
          <table:covered-table-cell table:style-name="ce15"/>
          <table:table-cell table:style-name="ce32" office:value-type="string" table:number-columns-spanned="2" table:number-rows-spanned="1">
            <text:p>+ SD LW</text:p>
          </table:table-cell>
          <table:covered-table-cell table:style-name="ce2"/>
          <table:table-cell table:style-name="ce32" office:value-type="string" table:number-columns-spanned="2" table:number-rows-spanned="1">
            <text:p>+ IDE LW</text:p>
          </table:table-cell>
          <table:covered-table-cell table:style-name="ce28"/>
          <table:table-cell table:style-name="ce34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 table:style-name="ce2" office:value-type="string">
            <text:p>Reichelt Art-Nr</text:p>
          </table:table-cell>
          <table:table-cell table:style-name="ce7" office:value-type="string">
            <text:p>Schaltplan</text:p>
          </table:table-cell>
          <table:table-cell table:style-name="ce2" office:value-type="string">
            <text:p>Bezeichnung</text:p>
          </table:table-cell>
          <table:table-cell table:style-name="ce15" office:value-type="string">
            <text:p>EVP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34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Z5U-2,5 100N</text:p>
          </table:table-cell>
          <table:table-cell table:style-name="ce8" office:value-type="string">
            <text:p>C1</text:p>
          </table:table-cell>
          <table:table-cell table:style-name="ce3" office:value-type="string">
            <text:p>Vielschicht-Keramikkondensator 100N, 20%</text:p>
          </table:table-cell>
          <table:table-cell table:style-name="ce16" office:value-type="float" office:value="0.04">
            <text:p>0,04 €</text:p>
          </table:table-cell>
          <table:table-cell table:style-name="ce11" office:value-type="float" office:value="6">
            <text:p>6</text:p>
          </table:table-cell>
          <table:table-cell table:style-name="ce16" table:formula="of:=[.E3]*[.D3]" office:value-type="float" office:value="0.24">
            <text:p>0,24 €</text:p>
          </table:table-cell>
          <table:table-cell table:style-name="ce11" office:value-type="float" office:value="1">
            <text:p>1</text:p>
          </table:table-cell>
          <table:table-cell table:style-name="ce16" table:formula="of:=[.G3]*[.D3]" office:value-type="float" office:value="0.04">
            <text:p>0,04 €</text:p>
          </table:table-cell>
          <table:table-cell table:style-name="ce11" office:value-type="float" office:value="2">
            <text:p>2</text:p>
          </table:table-cell>
          <table:table-cell table:style-name="ce16" table:formula="of:=[.I3]*[.D3]" office:value-type="float" office:value="0.08">
            <text:p>0,08 €</text:p>
          </table:table-cell>
          <table:table-cell table:style-name="ce11" office:value-type="float" office:value="3">
            <text:p>3</text:p>
          </table:table-cell>
          <table:table-cell table:style-name="ce16" table:formula="of:=[.K3]*[.D3]" office:value-type="float" office:value="0.12">
            <text:p>0,12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TANTAL 0,33/35</text:p>
          </table:table-cell>
          <table:table-cell table:style-name="ce8" office:value-type="string">
            <text:p>C2</text:p>
          </table:table-cell>
          <table:table-cell table:style-name="ce3" office:value-type="string">
            <text:p>Tantal-Kondensator, Rm 2,5, 0,33µF/35V</text:p>
          </table:table-cell>
          <table:table-cell table:style-name="ce16" office:value-type="float" office:value="0.11">
            <text:p>0,11 €</text:p>
          </table:table-cell>
          <table:table-cell table:style-name="ce24"/>
          <table:table-cell table:style-name="ce29"/>
          <table:table-cell table:style-name="ce11" office:value-type="float" office:value="3">
            <text:p>3</text:p>
          </table:table-cell>
          <table:table-cell table:style-name="ce16" table:formula="of:=[.G4]*[.D4]" office:value-type="float" office:value="0.33">
            <text:p>0,33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TANTAL 0,1/35</text:p>
          </table:table-cell>
          <table:table-cell table:style-name="ce8" office:value-type="string">
            <text:p>C3</text:p>
          </table:table-cell>
          <table:table-cell table:style-name="ce3" office:value-type="string">
            <text:p>Tantal-Kondensator, Rm 2,5, 0,1µF/35V</text:p>
          </table:table-cell>
          <table:table-cell table:style-name="ce16" office:value-type="float" office:value="0.12">
            <text:p>0,12 €</text:p>
          </table:table-cell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G5]*[.D5]" office:value-type="float" office:value="0.12">
            <text:p>0,12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RAD 47/16</text:p>
          </table:table-cell>
          <table:table-cell table:style-name="ce8" office:value-type="string">
            <text:p>C4</text:p>
          </table:table-cell>
          <table:table-cell table:style-name="ce3" office:value-type="string">
            <text:p>Elektrolytkondensator, 5x11mm, RM 2,0mm</text:p>
          </table:table-cell>
          <table:table-cell table:style-name="ce16" office:value-type="float" office:value="0.04">
            <text:p>0,0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6]*[.D6]" office:value-type="float" office:value="0.04">
            <text:p>0,04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M 1,0/63RAD</text:p>
          </table:table-cell>
          <table:table-cell table:style-name="ce8" office:value-type="string">
            <text:p>C5</text:p>
          </table:table-cell>
          <table:table-cell table:style-name="ce3" office:value-type="string">
            <text:p>Subminiatur-Elko, radial, 1,0µF/63Volt</text:p>
          </table:table-cell>
          <table:table-cell table:style-name="ce16" office:value-type="float" office:value="0.05">
            <text:p>0,0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7]*[.D7]" office:value-type="float" office:value="0.05">
            <text:p>0,05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KERKO 22P</text:p>
          </table:table-cell>
          <table:table-cell table:style-name="ce8" office:value-type="string">
            <text:p>C6</text:p>
          </table:table-cell>
          <table:table-cell table:style-name="ce3" office:value-type="string">
            <text:p>Keramik-Kondensator 22P</text:p>
          </table:table-cell>
          <table:table-cell table:style-name="ce16" office:value-type="float" office:value="0.06">
            <text:p>0,06 €</text:p>
          </table:table-cell>
          <table:table-cell table:style-name="ce11" office:value-type="float" office:value="2">
            <text:p>2</text:p>
          </table:table-cell>
          <table:table-cell table:style-name="ce16" table:formula="of:=[.E8]*[.D8]" office:value-type="float" office:value="0.12">
            <text:p>0,12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ATMEGA 1284P-PU</text:p>
          </table:table-cell>
          <table:table-cell table:style-name="ce8" office:value-type="string">
            <text:p>D1</text:p>
          </table:table-cell>
          <table:table-cell table:style-name="ce3" office:value-type="string">
            <text:p>ATMEL AtMega-AVR, PDIP-40</text:p>
          </table:table-cell>
          <table:table-cell table:style-name="ce16" office:value-type="float" office:value="6.15">
            <text:p>6,15 €</text:p>
          </table:table-cell>
          <table:table-cell table:style-name="ce11" office:value-type="float" office:value="1">
            <text:p>1</text:p>
          </table:table-cell>
          <table:table-cell table:style-name="ce16" table:formula="of:=[.E9]*[.D9]" office:value-type="float" office:value="6.15">
            <text:p>6,1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AX 3232 CPE</text:p>
          </table:table-cell>
          <table:table-cell table:style-name="ce8" office:value-type="string">
            <text:p>D2</text:p>
          </table:table-cell>
          <table:table-cell table:style-name="ce3" office:value-type="string">
            <text:p>RS232, DIP-16</text:p>
          </table:table-cell>
          <table:table-cell table:style-name="ce16" office:value-type="float" office:value="1.8">
            <text:p>1,80 €</text:p>
          </table:table-cell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G10]*[.D10]" office:value-type="float" office:value="1.8">
            <text:p>1,8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LM 317 TO 92</text:p>
          </table:table-cell>
          <table:table-cell table:style-name="ce8" office:value-type="string">
            <text:p>D3</text:p>
          </table:table-cell>
          <table:table-cell table:style-name="ce12" office:value-type="string">
            <text:p>Spannungsregler, TO-92</text:p>
          </table:table-cell>
          <table:table-cell table:style-name="ce16" office:value-type="float" office:value="0.19">
            <text:p>0,19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11]*[.D11]" office:value-type="float" office:value="0.19">
            <text:p>0,19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573</text:p>
          </table:table-cell>
          <table:table-cell table:style-name="ce8" office:value-type="string">
            <text:p>D4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31">
            <text:p>0,31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2">
            <text:p>2</text:p>
          </table:table-cell>
          <table:table-cell table:style-name="ce16" table:formula="of:=[.K12]*[.D12]" office:value-type="float" office:value="0.62">
            <text:p>0,62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138</text:p>
          </table:table-cell>
          <table:table-cell table:style-name="ce8" office:value-type="string">
            <text:p>D5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21">
            <text:p>0,21 €</text:p>
          </table:table-cell>
          <table:table-cell table:style-name="ce11" office:value-type="float" office:value="1">
            <text:p>1</text:p>
          </table:table-cell>
          <table:table-cell table:style-name="ce16" table:formula="of:=[.E13]*[.D13]" office:value-type="float" office:value="0.21">
            <text:p>0,21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245</text:p>
          </table:table-cell>
          <table:table-cell table:style-name="ce8" office:value-type="string">
            <text:p>D6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32">
            <text:p>0,32 €</text:p>
          </table:table-cell>
          <table:table-cell table:style-name="ce11" office:value-type="float" office:value="2">
            <text:p>2</text:p>
          </table:table-cell>
          <table:table-cell table:style-name="ce16" table:formula="of:=[.E14]*[.D14]" office:value-type="float" office:value="0.64">
            <text:p>0,6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32</text:p>
          </table:table-cell>
          <table:table-cell table:style-name="ce8" office:value-type="string">
            <text:p>D7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24">
            <text:p>0,2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K15]*[.D15]" office:value-type="float" office:value="0.24">
            <text:p>0,24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04</text:p>
          </table:table-cell>
          <table:table-cell table:style-name="ce8" office:value-type="string">
            <text:p>D8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24">
            <text:p>0,24 €</text:p>
          </table:table-cell>
          <table:table-cell table:style-name="ce11" office:value-type="float" office:value="1">
            <text:p>1</text:p>
          </table:table-cell>
          <table:table-cell table:style-name="ce16" table:formula="of:=[.E16]*[.D16]" office:value-type="float" office:value="0.24">
            <text:p>0,2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03</text:p>
          </table:table-cell>
          <table:table-cell table:style-name="ce8" office:value-type="string">
            <text:p>D9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3">
            <text:p>0,30 €</text:p>
          </table:table-cell>
          <table:table-cell table:style-name="ce11" office:value-type="float" office:value="1">
            <text:p>1</text:p>
          </table:table-cell>
          <table:table-cell table:style-name="ce16" table:formula="of:=[.E17]*[.D17]" office:value-type="float" office:value="0.3">
            <text:p>0,3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LED 5MM GN</text:p>
          </table:table-cell>
          <table:table-cell table:style-name="ce8" office:value-type="string">
            <text:p>L1</text:p>
          </table:table-cell>
          <table:table-cell table:style-name="ce12" office:value-type="string">
            <text:p>LED, 5mm, Low Cost, grün</text:p>
          </table:table-cell>
          <table:table-cell table:style-name="ce16" office:value-type="float" office:value="0.06">
            <text:p>0,06 €</text:p>
          </table:table-cell>
          <table:table-cell table:style-name="ce11" office:value-type="float" office:value="1">
            <text:p>1</text:p>
          </table:table-cell>
          <table:table-cell table:style-name="ce16" table:formula="of:=[.E18]*[.D18]" office:value-type="float" office:value="0.06">
            <text:p>0,06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K18]*[.D18]" office:value-type="float" office:value="0.06">
            <text:p>0,06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IL 8-4 1,8K</text:p>
          </table:table-cell>
          <table:table-cell table:style-name="ce8" office:value-type="string">
            <text:p>R1</text:p>
          </table:table-cell>
          <table:table-cell table:style-name="ce3" office:value-type="string">
            <text:p>Widerstands-Netzwerk, 4Wid./8Pins, 1,8 K-Ohm</text:p>
          </table:table-cell>
          <table:table-cell table:style-name="ce16" office:value-type="float" office:value="0.05">
            <text:p>0,05 €</text:p>
          </table:table-cell>
          <table:table-cell table:style-name="ce11" office:value-type="float" office:value="1">
            <text:p>1</text:p>
          </table:table-cell>
          <table:table-cell table:style-name="ce16" table:formula="of:=[.E19]*[.D19]" office:value-type="float" office:value="0.05">
            <text:p>0,0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IL 5-4 3,3K</text:p>
          </table:table-cell>
          <table:table-cell table:style-name="ce8" office:value-type="string">
            <text:p>R2</text:p>
          </table:table-cell>
          <table:table-cell table:style-name="ce3" office:value-type="string">
            <text:p>Widerstands-Netzwerk, 4Wid./5Pins, 3,3 K-Ohm</text:p>
          </table:table-cell>
          <table:table-cell table:style-name="ce16" office:value-type="float" office:value="0.08">
            <text:p>0,08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0]*[.D20]" office:value-type="float" office:value="0.08">
            <text:p>0,08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ETALL 10,0K</text:p>
          </table:table-cell>
          <table:table-cell table:style-name="ce8" office:value-type="string">
            <text:p>R3</text:p>
          </table:table-cell>
          <table:table-cell table:style-name="ce3" office:value-type="string">
            <text:p>Metallschichtwiderstand 10,0 K-Ohm</text:p>
          </table:table-cell>
          <table:table-cell table:style-name="ce16" office:value-type="float" office:value="0.082">
            <text:p>0,08 €</text:p>
          </table:table-cell>
          <table:table-cell table:style-name="ce11" office:value-type="float" office:value="1">
            <text:p>1</text:p>
          </table:table-cell>
          <table:table-cell table:style-name="ce16" table:formula="of:=[.E21]*[.D21]" office:value-type="float" office:value="0.082">
            <text:p>0,08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ETALL 220</text:p>
          </table:table-cell>
          <table:table-cell table:style-name="ce8" office:value-type="string">
            <text:p>R4</text:p>
          </table:table-cell>
          <table:table-cell table:style-name="ce3" office:value-type="string">
            <text:p>Metallschichtwiderstand 220 Ohm</text:p>
          </table:table-cell>
          <table:table-cell table:style-name="ce16" office:value-type="float" office:value="0.082">
            <text:p>0,08 €</text:p>
          </table:table-cell>
          <table:table-cell table:style-name="ce11" office:value-type="float" office:value="1">
            <text:p>1</text:p>
          </table:table-cell>
          <table:table-cell table:style-name="ce16" table:formula="of:=[.E22]*[.D22]" office:value-type="float" office:value="0.082">
            <text:p>0,08 €</text:p>
          </table:table-cell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2]*[.D22]" office:value-type="float" office:value="0.082">
            <text:p>0,08 €</text:p>
          </table:table-cell>
          <table:table-cell table:style-name="ce11" office:value-type="float" office:value="1">
            <text:p>1</text:p>
          </table:table-cell>
          <table:table-cell table:style-name="ce16" table:formula="of:=[.K22]*[.D22]" office:value-type="float" office:value="0.082">
            <text:p>0,0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IL 7-6 4,7K</text:p>
          </table:table-cell>
          <table:table-cell table:style-name="ce8" office:value-type="string">
            <text:p>R5</text:p>
          </table:table-cell>
          <table:table-cell table:style-name="ce3" office:value-type="string">
            <text:p>Widerstands-Netzwerk, 6Wid./7Pins, 4,7 K-Ohm</text:p>
          </table:table-cell>
          <table:table-cell table:style-name="ce16" office:value-type="float" office:value="0.1">
            <text:p>0,10 €</text:p>
          </table:table-cell>
          <table:table-cell table:style-name="ce11" office:value-type="float" office:value="1">
            <text:p>1</text:p>
          </table:table-cell>
          <table:table-cell table:style-name="ce16" table:formula="of:=[.E23]*[.D23]" office:value-type="float" office:value="0.1">
            <text:p>0,1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ETALL 330</text:p>
          </table:table-cell>
          <table:table-cell table:style-name="ce8" office:value-type="string">
            <text:p>R6</text:p>
          </table:table-cell>
          <table:table-cell table:style-name="ce3" office:value-type="string">
            <text:p>Metallschichtwiderstand 330 Ohm</text:p>
          </table:table-cell>
          <table:table-cell table:style-name="ce16" office:value-type="float" office:value="0.082">
            <text:p>0,08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4]*[.D24]" office:value-type="float" office:value="0.082">
            <text:p>0,08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D-SUB BU 25EU</text:p>
          </table:table-cell>
          <table:table-cell table:style-name="ce8" office:value-type="string">
            <text:p>X2</text:p>
          </table:table-cell>
          <table:table-cell table:style-name="ce12" office:value-type="string">
            <text:p>D-SUB-Buchse, 25-polig, gewinkelt, RM 7,2</text:p>
          </table:table-cell>
          <table:table-cell table:style-name="ce16" office:value-type="float" office:value="0.45">
            <text:p>0,45 €</text:p>
          </table:table-cell>
          <table:table-cell table:style-name="ce11" office:value-type="float" office:value="1">
            <text:p>1</text:p>
          </table:table-cell>
          <table:table-cell table:style-name="ce16" table:formula="of:=[.E25]*[.D25]" office:value-type="float" office:value="0.45">
            <text:p>0,45 €</text:p>
          </table:table-cell>
          <table:table-cell table:style-name="ce24"/>
          <table:table-cell table:style-name="ce29"/>
          <table:table-cell table:style-name="ce11"/>
          <table:table-cell table:style-name="ce16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CONNECTOR SD 21</text:p>
          </table:table-cell>
          <table:table-cell table:style-name="ce8" office:value-type="string">
            <text:p>X3</text:p>
          </table:table-cell>
          <table:table-cell table:style-name="ce12" office:value-type="string">
            <text:p>MMC- und SD-Card Connector, 9pol.</text:p>
          </table:table-cell>
          <table:table-cell table:style-name="ce16" office:value-type="float" office:value="6.35">
            <text:p>6,3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6]*[.D26]" office:value-type="float" office:value="6.35">
            <text:p>6,35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L 2X10G 2,54</text:p>
          </table:table-cell>
          <table:table-cell table:style-name="ce8" office:value-type="string">
            <text:p>X4, X1, X7, JP1, JP2</text:p>
          </table:table-cell>
          <table:table-cell table:style-name="ce3" office:value-type="string">
            <text:p>2x10pol.-Stiftleiste, gerade, RM 2,54</text:p>
          </table:table-cell>
          <table:table-cell table:style-name="ce16" office:value-type="float" office:value="0.09">
            <text:p>0,09 €</text:p>
          </table:table-cell>
          <table:table-cell table:style-name="ce11" office:value-type="float" office:value="1">
            <text:p>1</text:p>
          </table:table-cell>
          <table:table-cell table:style-name="ce16" table:formula="of:=[.E27]*[.D27]" office:value-type="float" office:value="0.09">
            <text:p>0,09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2">
            <text:p>2</text:p>
          </table:table-cell>
          <table:table-cell table:style-name="ce16" table:formula="of:=[.K27]*[.D27]" office:value-type="float" office:value="0.18">
            <text:p>0,1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PSW 5</text:p>
          </table:table-cell>
          <table:table-cell table:style-name="ce8" office:value-type="string">
            <text:p>X5, X6</text:p>
          </table:table-cell>
          <table:table-cell table:style-name="ce3" office:value-type="string">
            <text:p>Stromversorgungsstecker f. 5 1/4 Zoll, Print, gew.</text:p>
          </table:table-cell>
          <table:table-cell table:style-name="ce16" office:value-type="float" office:value="0.33">
            <text:p>0,33 €</text:p>
          </table:table-cell>
          <table:table-cell table:style-name="ce11" office:value-type="float" office:value="1">
            <text:p>1</text:p>
          </table:table-cell>
          <table:table-cell table:style-name="ce16" table:formula="of:=[.E28]*[.D28]" office:value-type="float" office:value="0.33">
            <text:p>0,33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4" office:value-type="string">
            <text:p>-</text:p>
          </table:table-cell>
          <table:table-cell table:style-name="ce8" office:value-type="string">
            <text:p>X8</text:p>
          </table:table-cell>
          <table:table-cell table:style-name="ce3" office:value-type="string">
            <text:p>EFS26</text:p>
          </table:table-cell>
          <table:table-cell table:style-name="ce17" office:value-type="string">
            <text:p>-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-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TASTER 3301</text:p>
          </table:table-cell>
          <table:table-cell table:style-name="ce8" office:value-type="string">
            <text:p>SW1</text:p>
          </table:table-cell>
          <table:table-cell table:style-name="ce3" office:value-type="string">
            <text:p>Kurzhubtaster 6x6mm, Höhe: 4,3mm, 12V, vertikal</text:p>
          </table:table-cell>
          <table:table-cell table:style-name="ce16" office:value-type="float" office:value="0.19">
            <text:p>0,19 €</text:p>
          </table:table-cell>
          <table:table-cell table:style-name="ce11" office:value-type="float" office:value="1">
            <text:p>1</text:p>
          </table:table-cell>
          <table:table-cell table:style-name="ce16" table:formula="of:=[.E30]*[.D30]" office:value-type="float" office:value="0.19">
            <text:p>0,19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2" table:style-name="ce4" office:value-type="string">
            <text:p>-</text:p>
          </table:table-cell>
          <table:table-cell table:style-name="ce13" office:value-type="string">
            <text:p>Leiterplattenherstellung bei 10 Abnehmern</text:p>
          </table:table-cell>
          <table:table-cell table:style-name="ce18" office:value-type="float" office:value="27.5">
            <text:p>27,50 €</text:p>
          </table:table-cell>
          <table:table-cell table:style-name="ce21" office:value-type="float" office:value="1">
            <text:p>1</text:p>
          </table:table-cell>
          <table:table-cell table:style-name="ce16" table:formula="of:=[.E31]*[.D31]" office:value-type="float" office:value="27.5">
            <text:p>27,5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2" table:style-name="ce4" office:value-type="string">
            <text:p>-</text:p>
          </table:table-cell>
          <table:table-cell table:style-name="ce13" office:value-type="string">
            <text:p>Versand &amp; Verpackung durch Reichelt</text:p>
          </table:table-cell>
          <table:table-cell table:style-name="ce18" office:value-type="float" office:value="0.5">
            <text:p>0,50 €</text:p>
          </table:table-cell>
          <table:table-cell table:style-name="ce21" office:value-type="float" office:value="1">
            <text:p>1</text:p>
          </table:table-cell>
          <table:table-cell table:style-name="ce16" table:formula="of:=[.E32]*[.D32]" office:value-type="float" office:value="0.5">
            <text:p>0,5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2" table:style-name="ce4" office:value-type="string">
            <text:p>-</text:p>
          </table:table-cell>
          <table:table-cell table:style-name="ce13" office:value-type="string">
            <text:p>Versand &amp; Verpackung durch mich</text:p>
          </table:table-cell>
          <table:table-cell table:style-name="ce18" office:value-type="float" office:value="3">
            <text:p>3,00 €</text:p>
          </table:table-cell>
          <table:table-cell table:style-name="ce21" office:value-type="float" office:value="1">
            <text:p>1</text:p>
          </table:table-cell>
          <table:table-cell table:style-name="ce16" table:formula="of:=[.E33]*[.D33]" office:value-type="float" office:value="3">
            <text:p>3,0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19" office:value-type="string">
            <text:p>∑</text:p>
          </table:table-cell>
          <table:table-cell table:style-name="ce25" table:formula="of:=SUM([.E3:.E30])" office:value-type="float" office:value="24">
            <text:p>24</text:p>
          </table:table-cell>
          <table:table-cell table:style-name="ce30" table:formula="of:=SUM([.F3:.F33])" office:value-type="float" office:value="40.334">
            <text:p>40,33 €</text:p>
          </table:table-cell>
          <table:table-cell table:style-name="ce25" table:formula="of:=SUM([.G3:.G30])" office:value-type="float" office:value="6">
            <text:p>6</text:p>
          </table:table-cell>
          <table:table-cell table:style-name="ce30" table:formula="of:=SUM([.H3:.H33])" office:value-type="float" office:value="2.29">
            <text:p>2,29 €</text:p>
          </table:table-cell>
          <table:table-cell table:style-name="ce25" table:formula="of:=SUM([.I3:.I30])" office:value-type="float" office:value="9">
            <text:p>9</text:p>
          </table:table-cell>
          <table:table-cell table:style-name="ce30" table:formula="of:=SUM([.J3:.J33])" office:value-type="float" office:value="6.954">
            <text:p>6,95 €</text:p>
          </table:table-cell>
          <table:table-cell table:style-name="ce25" table:formula="of:=SUM([.K3:.K30])" office:value-type="float" office:value="10">
            <text:p>10</text:p>
          </table:table-cell>
          <table:table-cell table:style-name="ce30" table:formula="of:=SUM([.L3:.L33])" office:value-type="float" office:value="1.302">
            <text:p>1,3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20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6" office:value-type="string">
            <text:p>Beschreibung</text:p>
          </table:table-cell>
          <table:table-cell table:style-name="ce10" office:value-type="string">
            <text:p>Anzahl Teile</text:p>
          </table:table-cell>
          <table:table-cell table:style-name="ce6" office:value-type="string">
            <text:p>Gesamtprei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Basis + SD</text:p>
          </table:table-cell>
          <table:table-cell table:style-name="ce11" table:formula="of:=[.E34]+[.I34]" office:value-type="float" office:value="33">
            <text:p>33</text:p>
          </table:table-cell>
          <table:table-cell table:style-name="ce14" table:formula="of:=[.F34]+[.J34]" office:value-type="float" office:value="47.288">
            <text:p>47,29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SD + seriell</text:p>
          </table:table-cell>
          <table:table-cell table:style-name="ce11" table:formula="of:=[.E34]+[.G34]+[.I34]" office:value-type="float" office:value="39">
            <text:p>39</text:p>
          </table:table-cell>
          <table:table-cell table:style-name="ce14" table:formula="of:=[.F34]+[.H34]+[.J34]" office:value-type="float" office:value="49.578">
            <text:p>49,58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IDE</text:p>
          </table:table-cell>
          <table:table-cell table:style-name="ce11" table:formula="of:=[.E34]+[.K34]" office:value-type="float" office:value="34">
            <text:p>34</text:p>
          </table:table-cell>
          <table:table-cell table:style-name="ce14" table:formula="of:=[.F34]+[.L34]" office:value-type="float" office:value="41.636">
            <text:p>41,64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IDE + seriell</text:p>
          </table:table-cell>
          <table:table-cell table:style-name="ce11" table:formula="of:=[.E34]+[.G34]+[.K34]" office:value-type="float" office:value="40">
            <text:p>40</text:p>
          </table:table-cell>
          <table:table-cell table:style-name="ce14" table:formula="of:=[.F34]+[.H34]+[.L34]" office:value-type="float" office:value="43.926">
            <text:p>43,93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SD + IDE</text:p>
          </table:table-cell>
          <table:table-cell table:style-name="ce11" table:formula="of:=[.E34]+[.I34]+[.K34]" office:value-type="float" office:value="43">
            <text:p>43</text:p>
          </table:table-cell>
          <table:table-cell table:style-name="ce14" table:formula="of:=[.F34]+[.J34]+[.L34]" office:value-type="float" office:value="48.59">
            <text:p>48,59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Vollausstattung</text:p>
          </table:table-cell>
          <table:table-cell table:style-name="ce11" table:formula="of:=[.E34]+[.G34]+[.I34]+[.K34]" office:value-type="float" office:value="49">
            <text:p>49</text:p>
          </table:table-cell>
          <table:table-cell table:style-name="ce14" table:formula="of:=[.F34]+[.H34]+[.J34]+[.L34]" office:value-type="float" office:value="50.88">
            <text:p>50,88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shadow="none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.00.0000</text:date>, <text:time style:data-style-name="N2" text:time-value="0000-00-00T12:31:09.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3-05-01T12:53:29.94</dc:date>
    <meta:generator>LibreOffice/4.0.2.2$Windows_x86 LibreOffice_project/4c82dcdd6efcd48b1d8bba66bfe1989deee49c3</meta:generator>
    <meta:editing-duration>PT47M15S</meta:editing-duration>
    <meta:editing-cycles>15</meta:editing-cycles>
    <meta:document-statistic meta:table-count="3" meta:cell-count="247" meta:object-count="0"/>
  </office:meta>
</office:document-meta>
</file>